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b7474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c107e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3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5d74f8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4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officeooo:rsid="004caba8"/>
    </style:style>
    <style:style style:name="T8" style:family="text">
      <style:text-properties officeooo:rsid="004e4ff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rlito" fo:font-size="11pt" style:font-size-asian="11pt" style:font-size-complex="11pt"/>
    </style:style>
    <style:style style:name="T11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2" style:family="text">
      <style:text-properties officeooo:rsid="00537e72"/>
    </style:style>
    <style:style style:name="T13" style:family="text">
      <style:text-properties officeooo:rsid="0067e36e"/>
    </style:style>
    <style:style style:name="T14" style:family="text">
      <style:text-properties officeooo:rsid="006b5399"/>
    </style:style>
    <style:style style:name="T15" style:family="text">
      <style:text-properties officeooo:rsid="006a899d"/>
    </style:style>
    <style:style style:name="T16" style:family="text">
      <style:text-properties officeooo:rsid="005f1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Montreuil_20_gras"><text:span text:style-name="T2"/></text:span></text:p>
      <text:p text:style-name="P2"><text:span text:style-name="Montreuil_20_gras"><text:span text:style-name="T10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attachmentRecipient.postal_address]</text:p>
          </table:table-cell>
        </table:table-row>
      </table:table>
      <text:p text:style-name="P3"><text:span text:style-name="Montreuil_20_gras"><text:span text:style-name="T11"/></text:span></text:p>
      <text:p text:style-name="P4"><text:span text:style-name="Montreuil_20_gras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2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0"/></text:span></text:p>
      <text:p text:style-name="P22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20-01-02T11:17:49.753291807">2 janvier 2020</text:date></text:span></text:p>
      <text:p text:style-name="P12"><text:s/></text:p>
      <text:p text:style-name="P13"/>
      <text:p text:style-name="P13"/>
      <text:p text:style-name="P14">[attachmentRecipient.title] [attachmentRecipient.lastname],</text:p>
      <text:p text:style-name="P23"/>
      <text:p text:style-name="P15">Vous avez saisi la Ville de Maarch-les-Bains d'une demande enregistrée le [res_letterbox.doc_date] et qui relève de notre compétence.</text:p>
      <text:p text:style-name="P16"/>
      <text:p text:style-name="P18">Votre demande concerne <text:span text:style-name="T13">[res_letterbox.subject]</text:span>.</text:p>
      <text:p text:style-name="P16"/>
      <text:p text:style-name="P27">Votre demande est susceptible de faire l'objet d'une décision implicite <text:span text:style-name="T12">de rejet en l'absence de réponse dans les jours suivant sa réception, soit le </text:span><text:span text:style-name="T9">[res_letterbox.process_limit_date]</text:span><text:span text:style-name="T12">.</text:span></text:p>
      <text:p text:style-name="P28"/>
      <text:p text:style-name="P17">Le présent accusé de réception, que nous vous invitons à conserver, vous informe des prochaines étapes de la procédure :</text:p>
      <text:p text:style-name="P20"/>
      <text:list xml:id="list1069843755" text:style-name="L1">
        <text:list-item>
          <text:p text:style-name="P30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2">Dans ce cas, le délai de décision implicite de rejet sera alors suspendu le temps de produire les pièces demandées.</text:p>
        </text:list-item>
      </text:list>
      <text:p text:style-name="P29"/>
      <text:p text:style-name="P29">Si vous estimez que la décision prise par la Ville de <text:span text:style-name="T7">Maarch-les-Bains</text:span> est contestable, vous pourrez formuler :</text:p>
      <text:list xml:id="list1076314645" text:style-name="L2">
        <text:list-item>
          <text:p text:style-name="P33">soit un recours gracieux devant l'auteur de la décision</text:p>
        </text:list-item>
        <text:list-item>
          <text:p text:style-name="P33">soit un recours hiérarchique devant l’autorité supérieure (si la est décision prise par le Maire au nom de l’État)</text:p>
        </text:list-item>
        <text:list-item>
          <text:p text:style-name="P33">soit un recours contentieux.</text:p>
        </text:list-item>
      </text:list>
      <text:p text:style-name="P29">Vous disposez d’un délai de deux mois pour exercer un recours gracieux ou hiérarchique. </text:p>
      <text:p text:style-name="P20"/>
      <text:p text:style-name="P21"><text:soft-page-break/>L’exercice d’un recours gracieux ou hiérarchique conserve le délai de recours contentieux. </text:p>
      <text:p text:style-name="P21">Le recours contentieux doit être exercé dans un délai de deux mois à compter de la décision initiale ou de la décision prise sur recours gracieux ou hiérarchique.</text:p>
      <text:p text:style-name="P21">En cas de recours contentieux, celui-ci sera exercé auprès du Tribunal administratif de Maarch-les-Bains.</text:p>
      <text:p text:style-name="P20"/>
      <text:p text:style-name="P17"/>
      <text:p text:style-name="P17">Pour tout renseignement concernant votre dossier, vous pouvez contacter :</text:p>
      <text:p text:style-name="P17"/>
      <text:p text:style-name="P19">le service instructeur compétent : </text:p>
      <text:list xml:id="list2447887655" text:style-name="L3">
        <text:list-item>
          <text:p text:style-name="P31">par téléphone <text:span text:style-name="T15">[user.phone]</text:span></text:p>
        </text:list-item>
        <text:list-item>
          <text:p text:style-name="P31">ou par messagerie électronique <text:span text:style-name="T14">[user.mail]</text:span></text:p>
        </text:list-item>
      </text:list>
      <text:p text:style-name="P17"/>
      <text:p text:style-name="P17"/>
      <text:p text:style-name="P17">Bien respectueusement,</text:p>
      <text:p text:style-name="P24"/>
      <text:p text:style-name="P25"><text:span text:style-name="T8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54S</meta:editing-duration>
    <meta:editing-cycles>34</meta:editing-cycles>
    <meta:generator>LibreOffice/6.0.7.3$Linux_X86_64 LibreOffice_project/00m0$Build-3</meta:generator>
    <dc:date>2020-01-02T11:17:49.584132017</dc:date>
    <meta:print-date>2016-06-06T11:07:27.701000000</meta:print-date>
    <dc:creator>Florian Azizian</dc:creator>
    <meta:document-statistic meta:table-count="2" meta:image-count="1" meta:object-count="0" meta:page-count="2" meta:paragraph-count="35" meta:word-count="309" meta:character-count="2174" meta:non-whitespace-character-count="1874"/>
  </office:meta>
</office:document-meta>
</file>